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0E1000000E1C1B6345C.jp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fill="none" draw:textarea-vertical-align="middle"/>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objectwithoutfill">
      <style:graphic-properties svg:stroke-color="#ff00ff" draw:marker-end="Arrow" draw:marker-end-width="0.3cm" draw:fill="none" draw:textarea-vertical-align="middl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objectwithoutfill">
      <style:graphic-properties svg:stroke-color="#00ff00" draw:marker-end="Arrow" draw:marker-end-width="0.3cm" draw:fill="none" draw:textarea-vertical-align="middle"/>
    </style:style>
    <style:style style:name="gr10" style:family="graphic" style:parent-style-name="standard">
      <style:graphic-properties draw:fill-color="#ff00ff" draw:textarea-horizontal-align="justify" draw:textarea-vertical-align="middle" draw:auto-grow-height="false"/>
    </style:style>
    <style:style style:name="gr11" style:family="graphic" style:parent-style-name="standard">
      <style:graphic-properties draw:textarea-horizontal-align="justify" draw:textarea-vertical-align="middle" draw:auto-grow-height="false" fo:min-height="0cm" fo:min-width="0cm" fo:wrap-option="no-wrap"/>
    </style:style>
    <style:style style:name="gr12" style:family="graphic" style:parent-style-name="standard">
      <style:graphic-properties draw:stroke="solid" svg:stroke-color="#000000" draw:fill="none" draw:fill-color="#ffffff" draw:auto-grow-height="true" draw:auto-grow-width="false" fo:max-height="0cm" fo:min-height="0cm"/>
    </style:style>
    <style:style style:name="pr1" style:family="presentation" style:parent-style-name="標準-title">
      <style:graphic-properties draw:auto-grow-height="true" fo:min-height="3.506cm"/>
    </style:style>
    <style:style style:name="pr2" style:family="presentation" style:parent-style-name="標準-subtitle" style:list-style-name="L3">
      <style:graphic-properties draw:fill-color="#ffffff" draw:auto-grow-height="true" fo:min-height="13.859cm"/>
    </style:style>
    <style:style style:name="pr3" style:family="presentation" style:parent-style-name="標準-notes">
      <style:graphic-properties draw:fill-color="#ffffff" draw:auto-grow-height="true" fo:min-height="13.364cm"/>
    </style:style>
    <style:style style:name="pr4" style:family="presentation" style:parent-style-name="標準-title">
      <style:graphic-properties fo:min-height="3.506cm"/>
    </style:style>
    <style:style style:name="pr5" style:family="presentation" style:parent-style-name="標準-outline1" style:list-style-name="L4">
      <style:graphic-properties fo:min-height="13.859cm"/>
    </style:style>
    <style:style style:name="pr6" style:family="presentation" style:parent-style-name="標準-notes">
      <style:graphic-properties draw:fill-color="#ffffff" fo:min-height="13.364cm"/>
    </style:style>
    <style:style style:name="pr7" style:family="presentation" style:parent-style-name="標準-outline1">
      <style:graphic-properties fo:min-height="13.859cm"/>
    </style:style>
    <style:style style:name="pr8" style:family="presentation" style:parent-style-name="標準-outline1" style:list-style-name="L6">
      <style:graphic-properties fo:min-height="13.859cm"/>
    </style:style>
    <style:style style:name="P1" style:family="paragraph">
      <style:paragraph-properties fo:text-align="start"/>
    </style:style>
    <style:style style:name="P2" style:family="paragraph">
      <style:paragraph-properties fo:text-align="center"/>
    </style:style>
    <style:style style:name="P3" style:family="paragraph">
      <style:text-properties fo:color="#ff00ff"/>
    </style:style>
    <style:style style:name="P4" style:family="paragraph">
      <style:text-properties fo:font-size="28pt" style:font-size-asian="28pt" style:font-size-complex="28pt"/>
    </style:style>
    <style:style style:name="P5" style:family="paragraph">
      <style:text-properties fo:font-size="16pt" style:font-size-asian="16pt" style:font-size-complex="16pt"/>
    </style:style>
    <style:style style:name="P6" style:family="paragraph">
      <style:text-properties fo:font-size="26pt" style:font-size-asian="26pt" style:font-size-complex="26pt"/>
    </style:style>
    <style:style style:name="P7" style:family="paragraph">
      <style:text-properties fo:font-size="18pt" style:font-size-asian="18pt" style:font-size-complex="18pt"/>
    </style:style>
    <style:style style:name="P8" style:family="paragraph">
      <style:text-properties fo:font-size="20pt" style:font-size-asian="20pt" style:font-size-complex="20pt"/>
    </style:style>
    <style:style style:name="T1" style:family="text">
      <style:text-properties fo:color="#ff00ff"/>
    </style:style>
    <style:style style:name="T2" style:family="text">
      <style:text-properties fo:font-size="28pt" style:font-size-asian="28pt" style:font-size-complex="28pt"/>
    </style:style>
    <style:style style:name="T3" style:family="text">
      <style:text-properties fo:font-size="16pt" style:font-size-asian="16pt" style:font-size-complex="16pt"/>
    </style:style>
    <style:style style:name="T4" style:family="text">
      <style:text-properties fo:font-size="26pt" style:font-size-asian="26pt" style:font-size-complex="26pt"/>
    </style:style>
    <style:style style:name="T5" style:family="text">
      <style:text-properties fo:font-size="18pt" style:font-size-asian="18pt" style:font-size-complex="18pt"/>
    </style:style>
    <style:style style:name="T6"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1.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frame presentation:style-name="pr1" draw:layer="layout" svg:width="25.199cm" svg:height="3.506cm" svg:x="1.4cm" svg:y="0.837cm" presentation:class="title">
          <draw:text-box>
            <text:p>SRM573 div1 medium解説（自分用）</text:p>
          </draw:text-box>
        </draw:frame>
        <draw:frame presentation:style-name="pr2" draw:text-style-name="P1" draw:layer="layout" svg:width="25.199cm" svg:height="13.859cm" svg:x="1.4cm" svg:y="4.914cm" presentation:class="subtitle">
          <draw:text-box>
            <text:list text:style-name="L2">
              <text:list-item>
                <text:list>
                  <text:list-item>
                    <text:p text:style-name="P1">問題</text:p>
                  </text:list-item>
                </text:list>
              </text:list-item>
            </text:list>
            <text:list text:style-name="L3">
              <text:list-item>
                <text:list>
                  <text:list-item>
                    <text:list>
                      <text:list-item>
                        <text:p text:style-name="P1">スキー場がいくつかあって、それぞれのスキー場がつながってたりつながってなかったりする（用はグラフが与えられる）</text:p>
                      </text:list-item>
                      <text:list-item>
                        <text:p text:style-name="P1">0番目のノードからN-1番目のノードに行きたい</text:p>
                      </text:list-item>
                      <text:list-item>
                        <text:p text:style-name="P1">ノード間を移るとき、高いところからそれ以下の低いところに行くようにしか移れない</text:p>
                      </text:list-item>
                      <text:list-item>
                        <text:p text:style-name="P1">ノードの高さを（あらかじめ）変えてもいいがコストがかかる</text:p>
                      </text:list-item>
                      <text:list-item>
                        <text:p text:style-name="P1">0番目からN-1番目までいけるなら最小コストを、いけないなら-1を返せ</text:p>
                      </text:list-item>
                    </text:list>
                  </text:list-item>
                </text:list>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draw:frame presentation:style-name="pr4" draw:layer="layout" svg:width="25.199cm" svg:height="3.506cm" svg:x="1.4cm" svg:y="0.837cm" presentation:class="title">
          <draw:text-box>
            <text:p>考察</text:p>
          </draw:text-box>
        </draw:frame>
        <draw:frame presentation:style-name="pr5" draw:layer="layout" svg:width="25.199cm" svg:height="13.859cm" svg:x="1.4cm" svg:y="4.914cm" presentation:class="outline" presentation:user-transformed="true">
          <draw:text-box>
            <text:list text:style-name="L4">
              <text:list-item>
                <text:p>つながっているかどうか知りたい</text:p>
              </text:list-item>
              <text:list-item>
                <text:p>複数の経路が存在した場合、それぞれの経路について最小コストを考えなければいけない</text:p>
                <text:p/>
              </text:list-item>
              <text:list-item>
                <text:p>最小コストを求める方法を考える</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draw:frame presentation:style-name="pr4" draw:layer="layout" svg:width="25.199cm" svg:height="3.506cm" svg:x="1.4cm" svg:y="0.837cm" presentation:class="title">
          <draw:text-box>
            <text:p>最小コスト</text:p>
          </draw:text-box>
        </draw:frame>
        <draw:custom-shape draw:style-name="gr2" draw:text-style-name="P2" xml:id="id1" draw:id="id1" draw:layer="layout" svg:width="0.6cm" svg:height="0.6cm" svg:x="0.7cm" svg:y="6.3cm">
          <text:p text:style-name="P2">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5" draw:id="id15" draw:layer="layout" svg:width="0.6cm" svg:height="0.6cm" svg:x="24.9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4" draw:id="id14" draw:layer="layout" svg:width="0.6cm" svg:height="0.6cm" svg:x="22.1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3" draw:id="id13" draw:layer="layout" svg:width="0.6cm" svg:height="0.6cm" svg:x="20.5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2" draw:id="id12" draw:layer="layout" svg:width="0.6cm" svg:height="0.6cm" svg:x="19.1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11" draw:id="id11" draw:layer="layout" svg:width="0.6cm" svg:height="0.6cm" svg:x="16.9cm" svg:y="13.4cm">
          <text:p text:style-name="P2">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10" draw:id="id10" draw:layer="layout" svg:width="0.6cm" svg:height="0.6cm" svg:x="24.7cm" svg:y="12cm">
          <text:p text:style-name="P2">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9" draw:id="id9" draw:layer="layout" svg:width="0.6cm" svg:height="0.6cm" svg:x="23.1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8" draw:id="id8" draw:layer="layout" svg:width="0.6cm" svg:height="0.6cm" svg:x="20.7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7" draw:id="id7" draw:layer="layout" svg:width="0.6cm" svg:height="0.6cm" svg:x="19.3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6" draw:id="id6" draw:layer="layout" svg:width="0.6cm" svg:height="0.6cm" svg:x="17.5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5" draw:id="id5" draw:layer="layout" svg:width="0.6cm" svg:height="0.6cm" svg:x="9.1cm" svg:y="11.7cm">
          <text:p text:style-name="P2">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4" draw:id="id4" draw:layer="layout" svg:width="0.6cm" svg:height="0.6cm" svg:x="7.3cm" svg:y="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3" draw:id="id3" draw:layer="layout" svg:width="0.6cm" svg:height="0.6cm" svg:x="5.1cm" svg:y="7.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 draw:id="id2" draw:layer="layout" svg:width="0.6cm" svg:height="0.6cm" svg:x="3.1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12cm" svg:y1="6.388cm" svg:x2="3.188cm" svg:y2="4.612cm" draw:start-shape="id1" draw:start-glue-point="11" draw:end-shape="id2" draw:end-glue-point="7" svg:d="m1212 6388 1976-1776">
          <text:p/>
        </draw:connector>
        <draw:connector draw:style-name="gr4" draw:text-style-name="P2" draw:layer="layout" draw:type="line" svg:x1="3.612cm" svg:y1="4.612cm" svg:x2="5.188cm" svg:y2="7.876cm" draw:start-shape="id2" draw:start-glue-point="9" draw:end-shape="id3" draw:end-glue-point="5" svg:d="m3612 4612 1576 3264">
          <text:p/>
        </draw:connector>
        <draw:connector draw:style-name="gr4" draw:text-style-name="P2" draw:layer="layout" draw:type="line" svg:x1="5.612cm" svg:y1="7.876cm" svg:x2="7.388cm" svg:y2="6.612cm" draw:start-shape="id3" draw:start-glue-point="11" draw:end-shape="id4" draw:end-glue-point="7" svg:d="m5612 7876 1776-1264">
          <text:p/>
        </draw:connector>
        <draw:connector draw:style-name="gr4" draw:text-style-name="P2" draw:layer="layout" draw:type="line" svg:x1="7.812cm" svg:y1="6.612cm" svg:x2="9.4cm" svg:y2="11.7cm" draw:start-shape="id4" draw:start-glue-point="9" draw:end-shape="id5" draw:end-glue-point="4" svg:d="m7812 6612 1588 5088">
          <text:p/>
        </draw:connector>
        <draw:connector draw:style-name="gr4" draw:text-style-name="P2" draw:layer="layout" draw:type="line" svg:x1="18.1cm" svg:y1="4.7cm" svg:x2="19.3cm" svg:y2="4.7cm" draw:start-shape="id6" draw:start-glue-point="10" draw:end-shape="id7" draw:end-glue-point="6" svg:d="m18100 4700h1200">
          <text:p/>
        </draw:connector>
        <draw:connector draw:style-name="gr4" draw:text-style-name="P2" draw:layer="layout" draw:type="line" svg:x1="19.812cm" svg:y1="4.912cm" svg:x2="20.788cm" svg:y2="8.088cm" draw:start-shape="id7" draw:start-glue-point="9" draw:end-shape="id8" draw:end-glue-point="5" svg:d="m19812 4912 976 3176">
          <text:p/>
        </draw:connector>
        <draw:connector draw:style-name="gr4" draw:text-style-name="P2" draw:layer="layout" draw:type="line" svg:x1="21.3cm" svg:y1="8.3cm" svg:x2="23.1cm" svg:y2="8.3cm" draw:start-shape="id8" draw:start-glue-point="10" draw:end-shape="id9" draw:end-glue-point="6" svg:d="m21300 8300h1800">
          <text:p/>
        </draw:connector>
        <draw:connector draw:style-name="gr4" draw:text-style-name="P2" draw:layer="layout" draw:type="line" svg:x1="23.612cm" svg:y1="8.512cm" svg:x2="24.788cm" svg:y2="12.088cm" draw:start-shape="id9" draw:start-glue-point="9" draw:end-shape="id10" draw:end-glue-point="5" svg:d="m23612 8512 1176 3576">
          <text:p/>
        </draw:connector>
        <draw:connector draw:style-name="gr4" draw:text-style-name="P2" draw:layer="layout" draw:type="line" svg:x1="17.5cm" svg:y1="13.7cm" svg:x2="19.1cm" svg:y2="13.7cm" draw:start-shape="id11" draw:start-glue-point="10" draw:end-shape="id12" draw:end-glue-point="6" svg:d="m17500 13700h1600">
          <text:p/>
        </draw:connector>
        <draw:connector draw:style-name="gr4" draw:text-style-name="P2" draw:layer="layout" draw:type="line" svg:x1="19.7cm" svg:y1="13.7cm" svg:x2="20.588cm" svg:y2="15.288cm" draw:start-shape="id12" draw:start-glue-point="10" draw:end-shape="id13" draw:end-glue-point="5" svg:d="m19700 13700 888 1588">
          <text:p/>
        </draw:connector>
        <draw:connector draw:style-name="gr4" draw:text-style-name="P2" draw:layer="layout" draw:type="line" svg:x1="21.1cm" svg:y1="15.5cm" svg:x2="22.1cm" svg:y2="15.5cm" draw:start-shape="id13" draw:start-glue-point="10" draw:end-shape="id14" draw:end-glue-point="6" svg:d="m21100 15500h1000">
          <text:p/>
        </draw:connector>
        <draw:connector draw:style-name="gr4" draw:text-style-name="P2" draw:layer="layout" draw:type="line" svg:x1="22.7cm" svg:y1="15.5cm" svg:x2="24.9cm" svg:y2="15.5cm" draw:start-shape="id14" draw:start-glue-point="10" draw:end-shape="id15" draw:end-glue-point="6" svg:d="m22700 15500h2200">
          <text:p/>
        </draw:connector>
        <draw:custom-shape draw:style-name="gr2" draw:text-style-name="P2" xml:id="id18" draw:id="id18" draw:layer="layout" svg:width="0.6cm" svg:height="0.6cm" svg:x="17.5cm" svg:y="6.4cm">
          <text:p text:style-name="P2">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9" draw:id="id19" draw:layer="layout" svg:width="0.6cm" svg:height="0.6cm" svg:x="23.1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6" draw:id="id16" draw:layer="layout" svg:width="0.6cm" svg:height="0.6cm" svg:x="19.1cm" svg:y="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7" draw:id="id17" draw:layer="layout" svg:width="0.6cm" svg:height="0.6cm" svg:x="22.1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20" draw:id="id20" draw:layer="layout" svg:width="0.6cm" svg:height="0.6cm" svg:x="24.9cm" svg:y="18.8cm">
          <text:p text:style-name="P2">N-1</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2" draw:layer="layout" draw:type="line" svg:x1="19.4cm" svg:y1="12cm" svg:x2="19.4cm" svg:y2="13.4cm" draw:start-shape="id16" draw:start-glue-point="8" draw:end-shape="id12" draw:end-glue-point="4" svg:d="m19400 12000v1400">
          <text:p/>
        </draw:connector>
        <draw:connector draw:style-name="gr5" draw:text-style-name="P2" draw:layer="layout" draw:type="line" svg:x1="22.4cm" svg:y1="14cm" svg:x2="22.4cm" svg:y2="15.2cm" draw:start-shape="id17" draw:start-glue-point="8" draw:end-shape="id14" draw:end-glue-point="4" svg:d="m22400 14000v1200">
          <text:p/>
        </draw:connector>
        <draw:connector draw:style-name="gr5" draw:text-style-name="P2" draw:layer="layout" draw:type="line" svg:x1="17.8cm" svg:y1="6.4cm" svg:x2="17.8cm" svg:y2="5cm" draw:start-shape="id18" draw:start-glue-point="4" draw:end-shape="id6" draw:end-glue-point="8" svg:d="m17800 6400v-1400">
          <text:p/>
        </draw:connector>
        <draw:connector draw:style-name="gr5" draw:text-style-name="P2" draw:layer="layout" draw:type="line" svg:x1="23.4cm" svg:y1="6.8cm" svg:x2="23.4cm" svg:y2="8cm" draw:start-shape="id19" draw:start-glue-point="8" draw:end-shape="id9" draw:end-glue-point="4" svg:d="m23400 6800v1200">
          <text:p/>
        </draw:connector>
        <draw:connector draw:style-name="gr5" draw:text-style-name="P2" draw:layer="layout" draw:type="line" svg:x1="25.2cm" svg:y1="18.8cm" svg:x2="25.2cm" svg:y2="15.8cm" draw:start-shape="id20" draw:start-glue-point="4" draw:end-shape="id15" draw:end-glue-point="8" svg:d="m25200 18800v-3000">
          <text:p/>
        </draw:connector>
        <draw:frame draw:style-name="gr6" draw:layer="layout" svg:width="0.8cm" svg:height="0.886cm" svg:x="19.9cm" svg:y="12.4cm">
          <draw:text-box>
            <text:p>１</text:p>
          </draw:text-box>
        </draw:frame>
        <draw:frame draw:style-name="gr6" draw:layer="layout" svg:width="1cm" svg:height="0.886cm" svg:x="22.9cm" svg:y="14.2cm">
          <draw:text-box>
            <text:p>１</text:p>
          </draw:text-box>
        </draw:frame>
        <draw:frame draw:style-name="gr6" draw:layer="layout" svg:width="1.2cm" svg:height="0.886cm" svg:x="25.7cm" svg:y="16.8cm">
          <draw:text-box>
            <text:p>２</text:p>
          </draw:text-box>
        </draw:frame>
        <draw:frame draw:style-name="gr6" draw:layer="layout" svg:width="0.6cm" svg:height="0.886cm" svg:x="18.3cm" svg:y="6cm">
          <draw:text-box>
            <text:p>１</text:p>
          </draw:text-box>
        </draw:frame>
        <draw:frame draw:style-name="gr6" draw:layer="layout" svg:width="0.8cm" svg:height="0.886cm" svg:x="24.3cm" svg:y="7cm">
          <draw:text-box>
            <text:p>１</text:p>
          </draw:text-box>
        </draw:frame>
        <draw:frame draw:style-name="gr6" draw:layer="layout" svg:width="2.8cm" svg:height="0.886cm" svg:x="8cm" svg:y="4.6cm">
          <draw:text-box>
            <text:p>こいつを</text:p>
          </draw:text-box>
        </draw:frame>
        <draw:line draw:style-name="gr7" draw:text-style-name="P2" draw:layer="layout" svg:x1="10.8cm" svg:y1="5cm" svg:x2="15cm" svg:y2="5cm">
          <text:p/>
        </draw:line>
        <draw:line draw:style-name="gr7" draw:text-style-name="P2" draw:layer="layout" svg:x1="11cm" svg:y1="7.2cm" svg:x2="14.4cm" svg:y2="12.8cm">
          <text:p/>
        </draw:line>
        <draw:frame draw:style-name="gr6" draw:layer="layout" svg:width="2.6cm" svg:height="0.886cm" svg:x="11.6cm" svg:y="5.4cm">
          <draw:text-box>
            <text:p>こうとか</text:p>
          </draw:text-box>
        </draw:frame>
        <draw:frame draw:style-name="gr6" draw:layer="layout" svg:width="4cm" svg:height="0.886cm" svg:x="13cm" svg:y="9cm">
          <draw:text-box>
            <text:p>こうとか</text:p>
          </draw:text-box>
        </draw:frame>
        <draw:frame draw:style-name="gr6" draw:layer="layout" svg:width="4.4cm" svg:height="0.963cm" svg:x="21.4cm" svg:y="4.2cm">
          <draw:text-box>
            <text:p>コスト2</text:p>
          </draw:text-box>
        </draw:frame>
        <draw:frame draw:style-name="gr6" draw:layer="layout" svg:width="4.4cm" svg:height="0.963cm" svg:x="18cm" svg:y="17cm">
          <draw:text-box>
            <text:p>コスト4</text:p>
          </draw:text-box>
        </draw:frame>
        <draw:frame draw:style-name="gr6" draw:layer="layout" svg:width="13.6cm" svg:height="1.521cm" svg:x="1.2cm" svg:y="14.8cm">
          <draw:text-box>
            <text:p>それぞれの頂点の高さを調整して、高さが単調減少になるようにする。</text:p>
          </draw:text-box>
        </draw:frame>
        <draw:frame draw:style-name="gr8" draw:text-style-name="P2" draw:layer="layout" svg:width="2cm" svg:height="1.922cm" draw:transform="rotate (-0.00942477796195476) translate (18.026cm 2.402cm)">
          <draw:image xlink:href="Pictures/10000000000000E1000000E1C1B6345C.jpg" xlink:type="simple" xlink:show="embed" xlink:actuate="onLoad">
            <text:p/>
          </draw:image>
        </draw:frame>
        <draw:frame draw:style-name="gr8" draw:text-style-name="P2" draw:layer="layout" svg:width="2cm" svg:height="1.922cm" draw:transform="rotate (0.938812604647572) translate (0.268cm 4.265cm)">
          <draw:image xlink:href="Pictures/10000000000000E1000000E1C1B6345C.jpg" xlink:type="simple" xlink:show="embed" xlink:actuate="onLoad">
            <text:p/>
          </draw:image>
        </draw:frame>
        <draw:frame draw:style-name="gr6" draw:text-style-name="P3" draw:layer="layout" svg:width="2.4cm" svg:height="0.963cm" svg:x="1cm" svg:y="2.637cm">
          <draw:text-box>
            <text:p text:style-name="P3"><text:span text:style-name="T1">!!</text:span></text:p>
          </draw:text-box>
        </draw:frame>
        <draw:frame draw:style-name="gr6" draw:text-style-name="P3" draw:layer="layout" svg:width="0.8cm" svg:height="0.886cm" svg:x="18.833cm" svg:y="1.674cm">
          <draw:text-box>
            <text:p text:style-name="P3"><text:span text:style-name="T1">♪</text:span></text:p>
          </draw:text-box>
        </draw:frame>
        <draw:frame draw:style-name="gr8" draw:text-style-name="P2" draw:layer="layout" svg:width="2cm" svg:height="1.922cm" draw:transform="rotate (-0.00942477796195476) translate (16.525cm 11.203cm)">
          <draw:image xlink:href="Pictures/10000000000000E1000000E1C1B6345C.jpg" xlink:type="simple" xlink:show="embed" xlink:actuate="onLoad">
            <text:p/>
          </draw:image>
        </draw:frame>
        <draw:frame draw:style-name="gr6" draw:text-style-name="P3" draw:layer="layout" svg:width="0.8cm" svg:height="0.886cm" svg:x="17.332cm" svg:y="10.475cm">
          <draw:text-box>
            <text:p text:style-name="P3"><text:span text:style-name="T1">♪</text:span></text:p>
          </draw:text-box>
        </draw:frame>
        <draw:frame draw:style-name="gr8" draw:text-style-name="P2" draw:layer="layout" svg:width="2cm" svg:height="1.922cm" draw:transform="rotate (-0.00942477796195476) translate (25.025cm 9.803cm)">
          <draw:image xlink:href="Pictures/10000000000000E1000000E1C1B6345C.jpg" xlink:type="simple" xlink:show="embed" xlink:actuate="onLoad">
            <text:p/>
          </draw:image>
        </draw:frame>
        <draw:frame draw:style-name="gr6" draw:text-style-name="P3" draw:layer="layout" svg:width="2.632cm" svg:height="0.963cm" svg:x="24.768cm" svg:y="8.837cm">
          <draw:text-box>
            <text:p text:style-name="P3"><text:span text:style-name="T1">GOAL</text:span></text:p>
          </draw:text-box>
        </draw:frame>
        <draw:frame draw:style-name="gr8" draw:text-style-name="P2" draw:layer="layout" svg:width="2cm" svg:height="1.922cm" draw:transform="rotate (-0.00942477796195476) translate (25.625cm 13.803cm)">
          <draw:image xlink:href="Pictures/10000000000000E1000000E1C1B6345C.jpg" xlink:type="simple" xlink:show="embed" xlink:actuate="onLoad">
            <text:p/>
          </draw:image>
        </draw:frame>
        <draw:frame draw:style-name="gr6" draw:text-style-name="P3" draw:layer="layout" svg:width="2.8cm" svg:height="0.963cm" svg:x="24.8cm" svg:y="13.075cm">
          <draw:text-box>
            <text:p text:style-name="P3"><text:span text:style-name="T1">GOAL</text:span></text:p>
          </draw:text-box>
        </draw:frame>
        <draw:line draw:style-name="gr9" draw:text-style-name="P2" draw:layer="layout" svg:x1="19.6cm" svg:y1="3.8cm" svg:x2="25.007cm" svg:y2="10.4cm">
          <text:p/>
        </draw:line>
        <draw:line draw:style-name="gr9" draw:text-style-name="P2" draw:layer="layout" svg:x1="18.6cm" svg:y1="12.4cm" svg:x2="25.607cm" svg:y2="14.6cm">
          <text:p/>
        </draw:lin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標準" presentation:presentation-page-layout-name="AL2T1">
        <draw:frame presentation:style-name="pr4" draw:layer="layout" svg:width="25.199cm" svg:height="3.506cm" svg:x="1.4cm" svg:y="0.837cm" presentation:class="title">
          <draw:text-box>
            <text:p>頂点の高さの調整</text:p>
          </draw:text-box>
        </draw:frame>
        <draw:frame presentation:style-name="pr7" draw:layer="layout" svg:width="25.199cm" svg:height="13.859cm" svg:x="1.4cm" svg:y="4.914cm" presentation:class="outline" presentation:user-transformed="true">
          <draw:text-box>
            <text:list text:style-name="L6">
              <text:list-item>
                <text:p>調整後の頂点の高さの候補は、最初の頂点の高さになる（たぶん自明ではない）</text:p>
              </text:list-item>
            </text:list>
          </draw:text-box>
        </draw:frame>
        <draw:custom-shape draw:style-name="gr3" draw:text-style-name="P2" draw:layer="layout" svg:width="0.8cm" svg:height="0.8cm" svg:x="1.6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8cm" svg:height="0.8cm" svg:x="3.599cm" svg:y="9.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8cm" svg:height="0.8cm" svg:x="5.599cm" svg:y="12.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8cm" svg:height="0.8cm" svg:x="7.599cm" svg:y="8.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8cm" svg:height="0.8cm" svg:x="9.599cm" svg:y="14.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2" draw:layer="layout" svg:x1="0.8cm" svg:y1="17.2cm" svg:x2="10.8cm" svg:y2="17.2cm">
          <text:p/>
        </draw:line>
        <draw:line draw:style-name="gr5" draw:text-style-name="P2" draw:layer="layout" svg:x1="2cm" svg:y1="17.2cm" svg:x2="2cm" svg:y2="10.8cm">
          <text:p/>
        </draw:line>
        <draw:line draw:style-name="gr5" draw:text-style-name="P2" draw:layer="layout" svg:x1="3.95cm" svg:y1="17.2cm" svg:x2="3.95cm" svg:y2="9.8cm">
          <text:p/>
        </draw:line>
        <draw:line draw:style-name="gr5" draw:text-style-name="P2" draw:layer="layout" svg:x1="7.95cm" svg:y1="17.2cm" svg:x2="7.95cm" svg:y2="8.8cm">
          <text:p/>
        </draw:line>
        <draw:line draw:style-name="gr5" draw:text-style-name="P2" draw:layer="layout" svg:x1="6.05cm" svg:y1="17.2cm" svg:x2="6.05cm" svg:y2="12.8cm">
          <text:p/>
        </draw:line>
        <draw:line draw:style-name="gr5" draw:text-style-name="P2" draw:layer="layout" svg:x1="9.95cm" svg:y1="17.2cm" svg:x2="9.95cm" svg:y2="14.8cm">
          <text:p/>
        </draw:line>
        <draw:frame draw:style-name="gr6" draw:layer="layout" svg:width="0.8cm" svg:height="0.963cm" svg:x="1.5cm" svg:y="17.4cm">
          <draw:text-box>
            <text:p>6</text:p>
          </draw:text-box>
        </draw:frame>
        <draw:frame draw:style-name="gr6" draw:layer="layout" svg:width="0.8cm" svg:height="0.963cm" svg:x="3.5cm" svg:y="17.401cm">
          <draw:text-box>
            <text:p>7</text:p>
          </draw:text-box>
        </draw:frame>
        <draw:frame draw:style-name="gr6" draw:layer="layout" svg:width="0.8cm" svg:height="0.963cm" svg:x="1.5cm" svg:y="17.401cm">
          <draw:text-box>
            <text:p>6</text:p>
          </draw:text-box>
        </draw:frame>
        <draw:frame draw:style-name="gr6" draw:layer="layout" svg:width="0.8cm" svg:height="0.963cm" svg:x="5.6cm" svg:y="17.402cm">
          <draw:text-box>
            <text:p>4</text:p>
          </draw:text-box>
        </draw:frame>
        <draw:frame draw:style-name="gr6" draw:layer="layout" svg:width="0.8cm" svg:height="0.963cm" svg:x="3.5cm" svg:y="17.402cm">
          <draw:text-box>
            <text:p>7</text:p>
          </draw:text-box>
        </draw:frame>
        <draw:frame draw:style-name="gr6" draw:layer="layout" svg:width="0.8cm" svg:height="0.963cm" svg:x="7.5cm" svg:y="17.403cm">
          <draw:text-box>
            <text:p>8</text:p>
          </draw:text-box>
        </draw:frame>
        <draw:frame draw:style-name="gr6" draw:layer="layout" svg:width="0.8cm" svg:height="0.963cm" svg:x="9.5cm" svg:y="17.404cm">
          <draw:text-box>
            <text:p>2</text:p>
          </draw:text-box>
        </draw:frame>
        <draw:line draw:style-name="gr9" draw:text-style-name="P2" draw:layer="layout" svg:x1="8.399cm" svg:y1="8.8cm" svg:x2="15cm" svg:y2="10.4cm">
          <text:p/>
        </draw:line>
        <draw:frame draw:style-name="gr6" draw:layer="layout" svg:width="9.4cm" svg:height="3.58cm" svg:x="15.2cm" svg:y="10.4cm">
          <draw:text-box>
            <text:p>この頂点の高さを調整するとしたら{6, 7, 4, 8, 2}のどれか</text:p>
            <text:p/>
            <text:p>5.6とか3.14159みたいな変な値にはならない</text:p>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draw:frame presentation:style-name="pr4" draw:text-style-name="P4" draw:layer="layout" svg:width="25.199cm" svg:height="3.506cm" svg:x="1.4cm" svg:y="0.837cm" presentation:class="title" presentation:user-transformed="true">
          <draw:text-box>
            <text:p text:style-name="P4"><text:span text:style-name="T2">最初の頂点の高さを候補にすれば十分な理由</text:span></text:p>
          </draw:text-box>
        </draw:frame>
        <draw:frame presentation:style-name="pr8" draw:text-style-name="P5" draw:layer="layout" svg:width="25.199cm" svg:height="14.845cm" svg:x="1.4cm" svg:y="4.914cm" presentation:class="outline" presentation:user-transformed="true">
          <draw:text-box>
            <text:list text:style-name="L6">
              <text:list-item>
                <text:p text:style-name="P5"><text:span text:style-name="T3">ある経路について、頂点の高さを適切に調整して、単調減少の条件を満たしたと仮定する。</text:span></text:p>
              </text:list-item>
              <text:list-item>
                <text:p text:style-name="P5"><text:span text:style-name="T3">最小コストになるように調整したとき、すべての頂点の高さが既存の高さのどれかになっていることを示す。</text:span></text:p>
              </text:list-item>
              <text:list-item>
                <text:p text:style-name="P5"><text:span text:style-name="T3">調整前の頂点の高さの集合の要素を”既存の高さ”とし、既存の高さでない高さを”中途半端な高さ”とする</text:span></text:p>
              </text:list-item>
              <text:list-item>
                <text:p text:style-name="P5"><text:span text:style-name="T3">条件を満たしている調整後の経路について、中途半端な高さをした頂点が有る場合を考える</text:span></text:p>
              </text:list-item>
              <text:list-item>
                <text:p text:style-name="P5"><text:span text:style-name="T3">最小コストになるように再調整していく</text:span></text:p>
              </text:list-item>
              <text:list-item>
                <text:p text:style-name="P5"><text:span text:style-name="T3">この頂点を元の高さへと再調整すればコストは低くなるので、限界まで元の高さへ再調整する。</text:span></text:p>
                <text:list>
                  <text:list-item>
                    <text:p text:style-name="P5"><text:span text:style-name="T3">もし元の高さへ戻しても条件を満たしているのなら、</text:span><text:span text:style-name="T3">OK</text:span><text:span text:style-name="T3">（既存の高さになった）</text:span></text:p>
                  </text:list-item>
                  <text:list-item>
                    <text:p text:style-name="P5"><text:span text:style-name="T3">もしもとの高さに戻らないとすると、限界までコストを下げたときの高さは、他の頂点と同じ高さ</text:span></text:p>
                    <text:list>
                      <text:list-item>
                        <text:p text:style-name="P5"><text:span text:style-name="T3">高さをあわせた他の頂点の高さが既存の高さなら、</text:span><text:span text:style-name="T3">OK</text:span></text:p>
                      </text:list-item>
                      <text:list-item>
                        <text:p text:style-name="P5"><text:span text:style-name="T3">他の頂点が中途半端な高さなら、その頂点も高さの再調整を行う</text:span></text:p>
                      </text:list-item>
                    </text:list>
                  </text:list-item>
                </text:list>
              </text:list-item>
              <text:list-item>
                <text:p text:style-name="P5"><text:span text:style-name="T3">高さの再調整によって、ある頂点の高さを次のいずれかにあわせることができる。</text:span></text:p>
                <text:list>
                  <text:list-item>
                    <text:p text:style-name="P5"><text:span text:style-name="T3">元の高さ</text:span></text:p>
                  </text:list-item>
                  <text:list-item>
                    <text:p text:style-name="P5"><text:span text:style-name="T3">他の頂点の高さ</text:span></text:p>
                    <text:p text:style-name="P5"><text:span text:style-name="T3"/></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draw:frame presentation:style-name="pr4" draw:text-style-name="P4" draw:layer="layout" svg:width="25.199cm" svg:height="3.506cm" svg:x="1.401cm" svg:y="0.837cm" presentation:class="title" presentation:user-transformed="true">
          <draw:text-box>
            <text:p text:style-name="P4"><text:span text:style-name="T2">再調整を繰り返していくと・・・</text:span></text:p>
          </draw:text-box>
        </draw:frame>
        <draw:custom-shape draw:style-name="gr10" draw:text-style-name="P2" draw:layer="layout" svg:width="0.8cm" svg:height="0.8cm" svg:x="5cm" svg:y="9.8cm">
          <text:p text:style-name="P2">H</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24" draw:id="id24" draw:layer="layout" svg:width="0.8cm" svg:height="0.8cm" svg:x="21.6cm" svg:y="14.7cm">
          <text:p text:style-name="P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0.8cm" svg:height="0.8cm" svg:x="2.6cm" svg:y="9.8cm">
          <text:p text:style-name="P2">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25" draw:id="id25" draw:layer="layout" svg:width="0.8cm" svg:height="0.8cm" svg:x="9.7cm" svg:y="15.3cm">
          <text:p text:style-name="P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0.8cm" svg:height="0.8cm" svg:x="0.4cm" svg:y="9.8cm">
          <text:p text:style-name="P2">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23" draw:id="id23" draw:layer="layout" svg:width="0.8cm" svg:height="0.8cm" svg:x="21.7cm" svg:y="8.9cm">
          <text:p text:style-name="P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22" draw:id="id22" draw:layer="layout" svg:width="0.8cm" svg:height="0.8cm" svg:x="14.3cm" svg:y="4.9cm">
          <text:p text:style-name="P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21" draw:id="id21" draw:layer="layout" svg:width="0.8cm" svg:height="0.8cm" svg:x="8.1cm" svg:y="8.1cm">
          <text:p text:style-name="P2">A</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2" draw:layer="layout" draw:type="line" svg:x1="8.783cm" svg:y1="8.217cm" svg:x2="14.417cm" svg:y2="5.583cm" draw:start-shape="id21" draw:start-glue-point="11" draw:end-shape="id22" draw:end-glue-point="7" svg:d="m8783 8217 5634-2634">
          <text:p/>
        </draw:connector>
        <draw:connector draw:style-name="gr5" draw:text-style-name="P2" draw:layer="layout" draw:type="line" svg:x1="15.1cm" svg:y1="5.3cm" svg:x2="21.817cm" svg:y2="9.017cm" draw:start-shape="id22" draw:start-glue-point="10" draw:end-shape="id23" draw:end-glue-point="5" svg:d="m15100 5300 6717 3717">
          <text:p/>
        </draw:connector>
        <draw:connector draw:style-name="gr5" draw:text-style-name="P2" draw:layer="layout" draw:type="line" svg:x1="21.817cm" svg:y1="9.583cm" svg:x2="22.283cm" svg:y2="14.817cm" draw:start-shape="id23" draw:start-glue-point="7" draw:end-shape="id24" draw:end-glue-point="11" svg:d="m21817 9583 466 5234">
          <text:p/>
        </draw:connector>
        <draw:connector draw:style-name="gr5" draw:text-style-name="P2" draw:layer="layout" draw:type="line" svg:x1="21.6cm" svg:y1="15.1cm" svg:x2="10.5cm" svg:y2="15.7cm" draw:start-shape="id24" draw:start-glue-point="6" draw:end-shape="id25" draw:end-glue-point="10" svg:d="m21600 15100-11100 600">
          <text:p/>
        </draw:connector>
        <draw:connector draw:style-name="gr5" draw:text-style-name="P2" draw:layer="layout" draw:type="line" svg:x1="9.817cm" svg:y1="15.417cm" svg:x2="8.5cm" svg:y2="8.9cm" draw:start-shape="id25" draw:start-glue-point="5" draw:end-shape="id21" draw:end-glue-point="8" svg:d="m9817 15417-1317-6517">
          <text:p/>
        </draw:connector>
        <draw:custom-shape draw:style-name="gr11" draw:text-style-name="P2" draw:layer="layout" svg:width="4.8cm" svg:height="1.317cm" svg:x="6.6cm" svg:y="5.183cm">
          <text:p text:style-name="P2">B君と同じ高さ</text:p>
          <draw:enhanced-geometry svg:viewBox="0 0 21600 21600" draw:text-areas="800 800 20800 20800" draw:type="round-rectangular-callout" draw:modifiers="8584.21162257863 44986.34294385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2" draw:layer="layout" svg:width="6.8cm" svg:height="1cm" svg:x="14.8cm" svg:y="3.5cm">
          <text:p text:style-name="P2">私、Cさんがいいの</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2" draw:layer="layout" svg:width="6.2cm" svg:height="1.6cm" svg:x="20.8cm" svg:y="5.3cm">
          <text:p text:style-name="P2">D君に合わせる</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2" draw:layer="layout" svg:width="4.8cm" svg:height="1.8cm" svg:x="22cm" svg:y="11.1cm">
          <text:p text:style-name="P2">実はEのことが・・・</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2" draw:layer="layout" svg:width="4.2cm" svg:height="1cm" svg:x="10.4cm" svg:y="12.7cm">
          <text:p text:style-name="P2">A君！！</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layer="layout" svg:width="7.8cm" svg:height="0.886cm" svg:x="9.2cm" svg:y="10.414cm">
          <draw:text-box>
            <text:p>えっ！？戻ってきちゃった</text:p>
          </draw:text-box>
        </draw:frame>
        <draw:frame draw:style-name="gr12" draw:layer="layout" svg:width="5.6cm" svg:height="0.886cm" svg:x="0.2cm" svg:y="11cm">
          <draw:text-box>
            <text:p>既存の高さ</text:p>
          </draw:text-box>
        </draw:frame>
        <draw:frame draw:style-name="gr12" draw:layer="layout" svg:width="5.2cm" svg:height="0.886cm" svg:x="14.6cm" svg:y="16.114cm">
          <draw:text-box>
            <text:p>中途半端な高さ</text:p>
          </draw:text-box>
        </draw:frame>
        <draw:frame draw:style-name="gr6" draw:text-style-name="P6" draw:layer="layout" svg:width="16.6cm" svg:height="1.17cm" svg:x="5.6cm" svg:y="18.2cm">
          <draw:text-box>
            <text:p text:style-name="P6"><text:span text:style-name="T4">中途半端な高さの頂点は閉路を作る</text:span></text:p>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draw:frame presentation:style-name="pr4" draw:text-style-name="P6" draw:layer="layout" svg:width="25.199cm" svg:height="3.506cm" svg:x="1.4cm" svg:y="0.837cm" presentation:class="title">
          <draw:text-box>
            <text:p text:style-name="P6"><text:span text:style-name="T4">閉路の高さをまとめて再調整</text:span></text:p>
          </draw:text-box>
        </draw:frame>
        <draw:frame presentation:style-name="pr7" draw:text-style-name="P7" draw:layer="layout" svg:width="25.199cm" svg:height="14.199cm" svg:x="1.4cm" svg:y="4.914cm" presentation:class="outline" presentation:user-transformed="true">
          <draw:text-box>
            <text:list text:style-name="L6">
              <text:list-item>
                <text:p text:style-name="P7"><text:span text:style-name="T5">閉路に含まれる頂点の相対的な高さを変えずに全体の高さを一斉に変える。</text:span></text:p>
              </text:list-item>
              <text:list-item>
                <text:p text:style-name="P7"><text:span text:style-name="T5">それぞれの頂点について、元の高さより高いものの個数を</text:span><text:span text:style-name="T5">a</text:span><text:span text:style-name="T5">、低いものの個数を</text:span><text:span text:style-name="T5">b</text:span><text:span text:style-name="T5">とする（同じ高さでないことは前述から保証されている）</text:span></text:p>
              </text:list-item>
              <text:list-item>
                <text:p text:style-name="P7"><text:span text:style-name="T5">全体の高さを微小量、上げ下げすることを考える</text:span></text:p>
                <text:list>
                  <text:list-item>
                    <text:p text:style-name="P7"><text:span text:style-name="T5">a &lt; b</text:span><text:span text:style-name="T5">なら全体の高さを上げた方がコストが下がる</text:span></text:p>
                  </text:list-item>
                  <text:list-item>
                    <text:p text:style-name="P7"><text:span text:style-name="T5">a &gt; b</text:span><text:span text:style-name="T5">なら全体の高さを下げた方がコストが下がる</text:span></text:p>
                  </text:list-item>
                  <text:list-item>
                    <text:p text:style-name="P7"><text:span text:style-name="T5">a == b</text:span><text:span text:style-name="T5">なら上げても下げてもコストは下がらない、じゃあ動かしてもいいや</text:span></text:p>
                  </text:list-item>
                </text:list>
              </text:list-item>
              <text:list-item>
                <text:p text:style-name="P7"><text:span text:style-name="T5">上げ下げしていくとどっかで、コストが極小になる</text:span></text:p>
                <text:list>
                  <text:list-item>
                    <text:p text:style-name="P7"><text:span text:style-name="T5">どこかの頂点が既存の頂点になったとき</text:span></text:p>
                  </text:list-item>
                </text:list>
                <text:p text:style-name="P7"><text:span text:style-name="T5"/></text:p>
              </text:list-item>
              <text:list-item>
                <text:p text:style-name="P7"><text:span text:style-name="T5">結局、以下のいずれかが常に成り立つ</text:span></text:p>
                <text:list>
                  <text:list-item>
                    <text:p text:style-name="P7"><text:span text:style-name="T5">コストを最小にするためにすべての頂点を既存の高さに揃えなければならない</text:span></text:p>
                  </text:list-item>
                  <text:list-item>
                    <text:p text:style-name="P7"><text:span text:style-name="T5">すでにコストは最小だが、コストを維持したまますべての頂点を既存の高さに揃えることができる</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draw:frame presentation:style-name="pr4" draw:layer="layout" svg:width="25.199cm" svg:height="3.506cm" svg:x="1.4cm" svg:y="0.837cm" presentation:class="title">
          <draw:text-box>
            <text:p>再び問題へ</text:p>
          </draw:text-box>
        </draw:frame>
        <draw:frame presentation:style-name="pr7" draw:text-style-name="P8" draw:layer="layout" svg:width="25.199cm" svg:height="13.859cm" svg:x="1.4cm" svg:y="4.914cm" presentation:class="outline">
          <draw:text-box>
            <text:list text:style-name="L6">
              <text:list-item>
                <text:p text:style-name="P8"><text:span text:style-name="T6">要は、それぞれの頂点を何処かの高さに揃えながら経路を探していく</text:span></text:p>
                <text:list>
                  <text:list-item>
                    <text:p><text:span text:style-name="T6">直前の頂点の高さを超えないように経路をつなげていく</text:span></text:p>
                  </text:list-item>
                  <text:list-item>
                    <text:p><text:span text:style-name="T6">頂点の高さを再調整したときはその分だけコストを加算</text:span></text:p>
                  </text:list-item>
                  <text:list-item>
                    <text:p><text:span text:style-name="T6">つまり、頂点</text:span><text:span text:style-name="T6">node(N)</text:span><text:span text:style-name="T6">と高さ</text:span><text:span text:style-name="T6">height(N)</text:span><text:span text:style-name="T6">の</text:span><text:span text:style-name="T6">pair</text:span><text:span text:style-name="T6">を</text:span><text:span text:style-name="T6">queue</text:span><text:span text:style-name="T6">に突っ込んでいく</text:span></text:p>
                  </text:list-item>
                  <text:list-item>
                    <text:p><text:span text:style-name="T6">cost</text:span><text:span text:style-name="T6">の小さいものから調べて行って最初に見つかったものが最小コスト</text:span></text:p>
                  </text:list-item>
                </text:list>
              </text:list-item>
              <text:list-item>
                <text:p text:style-name="P8"><text:span text:style-name="T6">priority_queue&lt;pair&lt;cost, pair&lt;node, height&gt; &gt; &gt; </text:span></text:p>
                <text:list>
                  <text:list-item>
                    <text:p><text:span text:style-name="T6">大小関係を定義するのが面倒くさいので、</text:span><text:span text:style-name="T6">cost</text:span><text:span text:style-name="T6">を負にして</text:span><text:span text:style-name="T6">queue</text:span><text:span text:style-name="T6">に入れておくと最小コストが最大になり</text:span><text:span text:style-name="T6">top</text:span><text:span text:style-name="T6">で取り出せる</text:span></text:p>
                  </text:list-item>
                </text:list>
              </text:list-item>
              <text:list-item>
                <text:p><text:span text:style-name="T6">結果</text:span></text:p>
                <text:list>
                  <text:list-item>
                    <text:p><text:span text:style-name="T6">195ms</text:span></text:p>
                  </text:list-item>
                  <text:list-item>
                    <text:p><text:span text:style-name="T6">短く書いたらけっこう時間かかった</text:span></text:p>
                  </text:list-item>
                  <text:list-item>
                    <text:p><text:span text:style-name="T6">450pt</text:span><text:span text:style-name="T6">だけど</text:span><text:span text:style-name="T6">500pt</text:span><text:span text:style-name="T6">でもいいような・・・</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番号&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番号&gt;</text:page-number></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番号&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3-20T01:55:35.53</meta:creation-date>
    <meta:editing-duration>PT13M30S</meta:editing-duration>
    <meta:editing-cycles>2</meta:editing-cycles>
    <dc:date>2013-03-20T03:44:50.48</dc:date>
    <meta:document-statistic meta:object-count="155"/>
    <meta:generator>OpenOffice.org/3.4.1$Win32 OpenOffice.org_project/341m1$Build-9593</meta:generator>
  </office:meta>
</office:document-meta>
</file>